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veston" svg:font-family="Arveston" style:font-adornments="Regular" style:font-family-generic="modern" style:font-pitch="variable"/>
    <style:font-face style:name="BLOK" svg:font-family="BLOK" style:font-family-generic="modern" style:font-pitch="variable"/>
    <style:font-face style:name="BLOK1" svg:font-family="BLOK" style:font-adornments="Book" style:font-family-generic="modern" style:font-pitch="variable"/>
    <style:font-face style:name="Blocks" svg:font-family="Blocks" style:font-pitch="variable"/>
    <style:font-face style:name="Blocks1" svg:font-family="Blocks" style:font-adornments="Book" style:font-pitch="variable"/>
    <style:font-face style:name="Calibri" svg:font-family="Calibri" style:font-pitch="variable"/>
    <style:font-face style:name="Honydew" svg:font-family="Honydew" style:font-adornments="Regular" style:font-family-generic="modern" style:font-pitch="fixed"/>
    <style:font-face style:name="Inter Variable Text" svg:font-family="'Inter Variable Text'" style:font-adornments="Tex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rganization Age" svg:font-family="'Organization Age'" style:font-adornments="Regular" style:font-family-generic="swiss" style:font-pitch="variable"/>
    <style:font-face style:name="Poppins" svg:font-family="Poppins" style:font-adornments="Regular" style:font-pitch="variable"/>
    <style:font-face style:name="Roboto" svg:font-family="Roboto" style:font-adornments="Regular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17ee58a"/>
    </style:style>
    <style:style style:name="P2" style:family="paragraph" style:parent-style-name="Standard">
      <style:text-properties officeooo:paragraph-rsid="018955e1"/>
    </style:style>
    <style:style style:name="P3" style:family="paragraph" style:parent-style-name="Standard">
      <loext:graphic-properties draw:fill-gradient-name="gradient" draw:fill-hatch-name="hatch"/>
      <style:paragraph-properties fo:margin-top="0mm" fo:margin-bottom="2.5mm" style:contextual-spacing="false"/>
      <style:text-properties officeooo:rsid="01780467" officeooo:paragraph-rsid="0180de02"/>
    </style:style>
    <style:style style:name="P4" style:family="paragraph" style:parent-style-name="Standard">
      <style:text-properties officeooo:rsid="01780467" officeooo:paragraph-rsid="018955e1"/>
    </style:style>
    <style:style style:name="P5" style:family="paragraph" style:parent-style-name="Heading_20_1">
      <style:text-properties officeooo:paragraph-rsid="01798c4a"/>
    </style:style>
    <style:style style:name="P6" style:family="paragraph" style:parent-style-name="Standard" style:list-style-name="L1">
      <style:text-properties officeooo:paragraph-rsid="017ee58a"/>
    </style:style>
    <style:style style:name="P7" style:family="paragraph" style:parent-style-name="Standard" style:list-style-name="L1">
      <style:text-properties officeooo:paragraph-rsid="018aef63"/>
    </style:style>
    <style:style style:name="P8" style:family="paragraph" style:parent-style-name="Standard">
      <style:paragraph-properties fo:text-align="start" style:justify-single-word="false"/>
      <style:text-properties fo:color="#808080" loext:opacity="100%" fo:font-size="16pt" fo:font-weight="bold" officeooo:paragraph-rsid="01839357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top="0mm" fo:margin-bottom="0mm" style:contextual-spacing="false">
        <style:tab-stops/>
      </style:paragraph-properties>
      <style:text-properties fo:color="#808080" loext:opacity="100%" fo:font-size="16pt" fo:font-weight="bold" officeooo:paragraph-rsid="018a603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BLOK" fo:font-size="12pt" officeooo:rsid="00179665" officeooo:paragraph-rsid="018a603e" style:font-size-asian="12pt" style:font-size-complex="12pt"/>
    </style:style>
    <style:style style:name="P11" style:family="paragraph" style:parent-style-name="Standard">
      <style:paragraph-properties fo:break-before="auto" fo:break-after="auto"/>
      <style:text-properties officeooo:paragraph-rsid="0153d77a"/>
    </style:style>
    <style:style style:name="P12" style:family="paragraph" style:parent-style-name="Standard">
      <style:text-properties officeooo:paragraph-rsid="018aef63"/>
    </style:style>
    <style:style style:name="T1" style:family="text">
      <style:text-properties fo:color="#00a7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6565f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866b23" style:font-weight-asian="bold" style:font-weight-complex="bold"/>
    </style:style>
    <style:style style:name="T5" style:family="text">
      <style:text-properties fo:font-weight="bold" officeooo:rsid="01798c4a" style:font-weight-asian="bold" style:font-weight-complex="bold"/>
    </style:style>
    <style:style style:name="T6" style:family="text">
      <style:text-properties fo:font-weight="bold" officeooo:rsid="018698b6" style:font-weight-asian="bold" style:font-weight-complex="bold"/>
    </style:style>
    <style:style style:name="T7" style:family="text">
      <style:text-properties fo:font-weight="bold" officeooo:rsid="0180de02" style:font-weight-asian="bold" style:font-weight-complex="bold"/>
    </style:style>
    <style:style style:name="T8" style:family="text">
      <style:text-properties fo:font-weight="bold" officeooo:rsid="017ee58a" style:font-weight-asian="bold" style:font-weight-complex="bold"/>
    </style:style>
    <style:style style:name="T9" style:family="text">
      <style:text-properties fo:color="#80808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bfbfbf" loext:opacity="100%" fo:font-size="12pt" style:text-underline-style="none" style:font-size-asian="12pt" style:font-size-complex="12pt"/>
    </style:style>
    <style:style style:name="T11" style:family="text">
      <style:text-properties fo:color="#bfbfbf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1780467"/>
    </style:style>
    <style:style style:name="T13" style:family="text">
      <style:text-properties officeooo:rsid="01798c4a"/>
    </style:style>
    <style:style style:name="T14" style:family="text">
      <style:text-properties officeooo:rsid="017a6ec0"/>
    </style:style>
    <style:style style:name="T15" style:family="text">
      <style:text-properties officeooo:rsid="017ee58a"/>
    </style:style>
    <style:style style:name="T16" style:family="text">
      <style:text-properties officeooo:rsid="0180de02"/>
    </style:style>
    <style:style style:name="T17" style:family="text">
      <style:text-properties officeooo:rsid="01866b23"/>
    </style:style>
    <style:style style:name="T18" style:family="text">
      <style:text-properties officeooo:rsid="018698b6"/>
    </style:style>
    <style:style style:name="T19" style:family="text">
      <style:text-properties officeooo:rsid="0187a5fc"/>
    </style:style>
    <style:style style:name="T20" style:family="text">
      <style:text-properties officeooo:rsid="018955e1"/>
    </style:style>
    <style:style style:name="T21" style:family="text">
      <style:text-properties officeooo:rsid="018a603e"/>
    </style:style>
    <style:style style:name="T22" style:family="text">
      <style:text-properties fo:color="#fffff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outer-wrapper">
        <text:section text:style-name="Sect1" text:name="page-container">
          <text:section text:style-name="Sect1" text:name="page-container-inner">
            <text:section text:style-name="Sect1" text:name="app-shell-root">
              <text:section text:style-name="Sect1" text:name="a/logic-toolbox--article--conditional-reasoning-logical-equivalence-panel">
                <text:h text:style-name="P5" text:outline-level="1"><text:bookmark-start text:name="__RefHeading___Toc1603_732556815"/><text:span text:style-name="T13">Enc</text:span><text:span text:style-name="T14">r</text:span><text:span text:style-name="T13">ypt your emails</text:span><text:bookmark-end text:name="__RefHeading___Toc1603_732556815"/></text:h>
                <text:h text:style-name="Heading_20_2" text:outline-level="2"><text:bookmark-start text:name="__RefHeading___Toc1805_1771521228"/>Why is encryption is important?<text:bookmark-end text:name="__RefHeading___Toc1805_1771521228"/></text:h>
                <text:p text:style-name="P2"><text:span text:style-name="T17">E</text:span>mail <text:span text:style-name="T17">are </text:span><text:span text:style-name="T4">not</text:span><text:span text:style-name="T3"> priva</text:span><text:span text:style-name="T4">te</text:span><text:span text:style-name="T3"> </text:span><text:span text:style-name="T5">or</text:span><text:span text:style-name="T3"> secu</text:span><text:span text:style-name="T4">re</text:span><text:span text:style-name="T17"> by default, </text:span><text:span text:style-name="T21">they</text:span><text:span text:style-name="T15"> are open with </text:span><text:span text:style-name="T8">multiple points of observation</text:span><text:span text:style-name="T15"> bet</text:span><text:span text:style-name="T16">w</text:span><text:span text:style-name="T15">een sender and receiver. <text:s/></text:span><text:span text:style-name="T21">This </text:span><text:span text:style-name="T15">leave</text:span><text:span text:style-name="T21">s</text:span><text:span text:style-name="T15"> the door open to identity theft, hacking, </text:span><text:span text:style-name="T20">and </text:span><text:span text:style-name="T15">loss of secrets.</text:span></text:p>
                <text:p text:style-name="P4">Sensitive information <text:span text:style-name="T19">such </text:span><text:span text:style-name="T21">as </text:span>bank logins, bank statements, private messages, <text:span text:style-name="T19">2-factor authentication, and government documentation</text:span> <text:span text:style-name="T20">are</text:span> routinely sent via email.</text:p>
                <text:p text:style-name="P2">To <text:span text:style-name="T12">keep communications private and confidential </text:span><text:span text:style-name="T20">and to </text:span>protect personal information against <text:span text:style-name="T18">data theft or </text:span>malicious hackers, <text:span text:style-name="T3">encrypt </text:span><text:span text:style-name="T5">your </text:span><text:span text:style-name="T3">email</text:span><text:span text:style-name="T5">s</text:span>.</text:p>
                <text:p text:style-name="P3"><text:span text:style-name="T18">I</text:span>t’s <text:span text:style-name="T3">easy </text:span><text:span text:style-name="T6">and free </text:span><text:span text:style-name="T3">to </text:span><text:span text:style-name="T7">use</text:span><text:span text:style-name="T3"> encryp</text:span><text:span text:style-name="T7">tion</text:span> <text:span text:style-name="T15">in </text:span>your email application. With just a few steps you can create your own encryption keys, and set your email <text:span text:style-name="T16">application</text:span> to automatically use encryption.</text:p>
                <text:h text:style-name="Heading_20_2" text:outline-level="2"><text:bookmark-start text:name="__RefHeading___Toc649_1771521228"/>Easy steps<text:bookmark-end text:name="__RefHeading___Toc649_1771521228"/></text:h>
                <text:list text:style-name="L1">
                  <text:list-item>
                    <text:p text:style-name="P6"><text:span text:style-name="T15">Create your own public/private key files at </text:span><text:a xlink:type="simple" xlink:href="https://pgptool.org/" text:style-name="Internet_20_link" text:visited-style-name="Visited_20_Internet_20_Link"><text:span text:style-name="T13">https://pgptool.org/</text:span></text:a></text:p>
                  </text:list-item>
                  <text:list-item>
                    <text:p text:style-name="P7"><text:span text:style-name="T15">Set your email program to use your public/private key files. </text:span></text:p>
                  </text:list-item>
                </text:list>
                <text:p text:style-name="P12"/>
                <text:p text:style-name="P12"><text:span text:style-name="T15">More information at </text:span><text:a xlink:type="simple" xlink:href="https://www.openpgp.org/software/" text:style-name="Internet_20_link" text:visited-style-name="Visited_20_Internet_20_Link">https://www.openpgp.org/software/</text:a></text:p>
                <text:p text:style-name="P1"/>
                <text:p text:style-name="P10"><text:span text:style-name="T22">R</text:span><text:span text:style-name="T2">iaan </text:span><text:span text:style-name="T22">F</text:span><text:span text:style-name="T2">rancois</text:span><text:span text:style-name="T1"> </text:span><text:span text:style-name="T22">V</text:span><text:span text:style-name="T2">enter</text:span></text:p>
                <text:p text:style-name="P9"><text:a xlink:type="simple" xlink:href="http://www.rfv.io/" text:style-name="Internet_20_link" text:visited-style-name="Visited_20_Internet_20_Link"><text:span text:style-name="T10">rfv.io</text:span></text:a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1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veston" svg:font-family="Arveston" style:font-adornments="Regular" style:font-family-generic="modern" style:font-pitch="variable"/>
    <style:font-face style:name="BLOK" svg:font-family="BLOK" style:font-family-generic="modern" style:font-pitch="variable"/>
    <style:font-face style:name="BLOK1" svg:font-family="BLOK" style:font-adornments="Book" style:font-family-generic="modern" style:font-pitch="variable"/>
    <style:font-face style:name="Blocks" svg:font-family="Blocks" style:font-pitch="variable"/>
    <style:font-face style:name="Blocks1" svg:font-family="Blocks" style:font-adornments="Book" style:font-pitch="variable"/>
    <style:font-face style:name="Calibri" svg:font-family="Calibri" style:font-pitch="variable"/>
    <style:font-face style:name="Honydew" svg:font-family="Honydew" style:font-adornments="Regular" style:font-family-generic="modern" style:font-pitch="fixed"/>
    <style:font-face style:name="Inter Variable Text" svg:font-family="'Inter Variable Text'" style:font-adornments="Tex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rganization Age" svg:font-family="'Organization Age'" style:font-adornments="Regular" style:font-family-generic="swiss" style:font-pitch="variable"/>
    <style:font-face style:name="Poppins" svg:font-family="Poppins" style:font-adornments="Regular" style:font-pitch="variable"/>
    <style:font-face style:name="Roboto" svg:font-family="Roboto" style:font-adornments="Regular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5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Inter Variable Text" fo:font-family="'Inter Variable Text'" style:font-style-name="Text" style:font-pitch="variable" fo:font-size="10pt" fo:language="en" fo:country="US" officeooo:rsid="005e90e2" style:letter-kerning="true" style:font-name-asian="Calibri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loext:hidden="true" style:hidden="true" style:parent-style-name="Standard" style:next-style-name="Text_20_body" style:class="text">
      <style:paragraph-properties fo:margin-top="4.23mm" fo:margin-bottom="2.12mm" style:contextual-spacing="false" fo:keep-with-next="always" style:writing-mode="lr-tb">
        <style:tab-stops/>
      </style:paragraph-properties>
      <style:text-properties fo:text-transform="capitalize" style:font-name="Roboto" fo:font-family="Roboto" style:font-style-name="Regular" style:font-pitch="variable" fo:font-size="16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00%" style:writing-mode="lr-tb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Default_20_Paragraph_20_Style_20__28_color_29_" style:next-style-name="Standard" style:default-outline-level="1" style:class="text">
      <style:paragraph-properties fo:margin-left="-4.99mm" fo:margin-right="0mm" fo:margin-top="0mm" fo:margin-bottom="4.99mm" style:contextual-spacing="false" fo:keep-together="always" fo:text-indent="0mm" style:auto-text-indent="false" fo:keep-with-next="always" style:writing-mode="lr-tb"/>
      <style:text-properties fo:text-transform="capitalize" style:font-name="BLOK1" fo:font-family="BLOK" style:font-style-name="Book" style:font-family-generic="modern" style:font-pitch="variable" fo:font-size="32pt" fo:font-style="normal" fo:font-weight="normal" officeooo:rsid="0090211a" style:letter-kerning="false" style:font-name-asian="Times New Roman" style:font-family-asian="'Times New Roman'" style:font-family-generic-asian="roman" style:font-pitch-asian="variable" style:font-size-asian="37pt" style:font-style-asian="italic" style:font-weight-asian="normal" style:font-size-complex="16pt" style:font-style-complex="italic" style:font-weight-complex="normal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4.99mm" fo:margin-right="0mm" fo:margin-top="0mm" fo:margin-bottom="2.5mm" style:contextual-spacing="false" fo:keep-together="always" fo:text-indent="0mm" style:auto-text-indent="false" style:page-number="auto" fo:padding-left="0mm" fo:padding-right="0mm" fo:padding-top="4.99mm" fo:padding-bottom="0mm" fo:border="none" fo:keep-with-next="always" style:writing-mode="lr-tb"/>
      <style:text-properties fo:text-transform="uppercase" fo:color="#7f7f7f" loext:opacity="100%" style:font-name="Organization Age" fo:font-family="'Organization Age'" style:font-style-name="Regular" style:font-family-generic="swiss" style:font-pitch="variable" fo:font-size="24pt" fo:font-weight="normal" style:font-name-asian="Times New Roman" style:font-family-asian="'Times New Roman'" style:font-family-generic-asian="roman" style:font-pitch-asian="variable" style:font-size-asian="24pt" style:font-size-complex="24pt"/>
    </style:style>
    <style:style style:name="Heading_20_3" style:display-name="Heading 3" style:family="paragraph" style:parent-style-name="Default_20_Paragraph_20_Style_20__28_color_29_" style:next-style-name="Standard" style:default-outline-level="3" style:class="text">
      <style:paragraph-properties fo:margin-left="0mm" fo:margin-right="0mm" fo:margin-top="2.4mm" fo:margin-bottom="1.61mm" style:contextual-spacing="false" fo:keep-together="always" fo:text-indent="0mm" style:auto-text-indent="false" fo:keep-with-next="always" style:writing-mode="lr-tb"/>
      <style:text-properties fo:text-transform="uppercase" style:font-name="Organization Age" fo:font-family="'Organization Age'" style:font-style-name="Regular" style:font-family-generic="swiss" style:font-pitch="variable" fo:font-size="20pt" fo:font-weight="normal" style:font-name-asian="Times New Roman" style:font-family-asian="'Times New Roman'" style:font-family-generic-asian="roman" style:font-pitch-asian="variable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mm" fo:margin-right="0mm" fo:margin-top="1.61mm" fo:margin-bottom="1.61mm" style:contextual-spacing="false" fo:keep-together="always" fo:text-indent="0mm" style:auto-text-indent="false" fo:keep-with-next="always" style:writing-mode="lr-tb"/>
      <style:text-properties fo:text-transform="uppercase" fo:color="#808080" loext:opacity="100%" style:font-name="Organization Age" fo:font-family="'Organization Age'" style:font-style-name="Regular" style:font-family-generic="swiss" style:font-pitch="variable" fo:font-size="16pt" fo:font-style="italic" fo:font-weight="normal" style:font-name-asian="Times New Roman" style:font-family-asian="'Times New Roman'" style:font-family-generic-asian="roman" style:font-pitch-asian="variable" style:font-size-asian="17pt" style:font-style-complex="italic"/>
    </style:style>
    <style:style style:name="Heading_20_5" style:display-name="Heading 5" style:family="paragraph" style:parent-style-name="Default_20_Paragraph_20_Style_20__28_color_29_" style:next-style-name="Standard" style:default-outline-level="5" style:class="text">
      <style:paragraph-properties fo:margin-left="0mm" fo:margin-right="0mm" fo:margin-top="1.61mm" fo:margin-bottom="1.61mm" style:contextual-spacing="false" fo:keep-together="always" fo:text-indent="0mm" style:auto-text-indent="false" fo:keep-with-next="always" style:writing-mode="lr-tb"/>
      <style:text-properties fo:text-transform="capitalize" style:font-name="Organization Age" fo:font-family="'Organization Age'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margin-top="0mm" fo:margin-bottom="1.09mm" style:contextual-spacing="false" fo:hyphenation-ladder-count="no-limit" style:vertical-align="baseline">
        <style:tab-stops>
          <style:tab-stop style:position="76.2mm" style:type="center"/>
          <style:tab-stop style:position="152.4mm" style:type="right"/>
        </style:tab-stops>
      </style:paragraph-properties>
      <style:text-properties fo:color="#000000" loext:opacity="100%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 style:vertical-align="auto" style:writing-mode="page">
        <style:tab-stops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margin-top="0mm" fo:margin-bottom="2.5mm" style:contextual-spacing="true"/>
      <style:text-properties style:font-name="Arveston" fo:font-family="Arveston" style:font-style-name="Regular" style:font-family-generic="modern" style:font-pitch="variable" officeooo:rsid="008d128b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210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205.02m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200.03mm" style:type="right" style:leader-style="dotted" style:leader-text="."/>
        </style:tab-stops>
      </style:paragraph-properties>
    </style:style>
    <style:style style:name="Default_20_Paragraph_20_Style_20__28_color_29_" style:display-name="Default Paragraph Style (color)" style:family="paragraph" style:parent-style-name="Standard" style:next-style-name="Standard">
      <style:text-properties fo:color="#6565ff" loext:opacity="100%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ny_20_Text" style:display-name="Tiny Text" style:family="paragraph" style:parent-style-name="Standard">
      <style:text-properties fo:font-size="2pt"/>
    </style:style>
    <style:style style:name="Index_20_Separator" style:display-name="Index Separator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6pt"/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" fo:font-family="Roboto" style:font-style-name="Regular" style:font-pitch="variable" fo:font-size="11pt" style:font-name-asian="OpenSymbol" style:font-family-asian="OpenSymbol" style:font-charset-asian="x-symbol" style:font-size-asian="10.5pt" style:font-name-complex="OpenSymbol" style:font-family-complex="OpenSymbol" style:font-charset-complex="x-symbol" loext:shadow="none"/>
    </style:style>
    <style:style style:name="Source_20_Text" style:display-name="Source Text" style:family="text">
      <style:text-properties style:font-name="Honydew" fo:font-family="Honydew" style:font-style-name="Regular" style:font-family-generic="modern" style:font-pitch="fixed" fo:font-size="11pt" fo:language="zxx" fo:country="none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 loext:shadow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outline-level-style>
      <text:outline-level-style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outline-level-style>
      <text:outline-level-style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‣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  <style:text-properties fo:font-family="Roboto" style:font-style-name="Regular"/>
      </text:list-level-style-bullet>
      <text:list-level-style-bullet text:level="2" text:style-name="Bullet_20_Symbols" loext:num-list-format="%2%" text:bullet-char="‣">
        <style:list-level-properties text:list-level-position-and-space-mode="label-alignment">
          <style:list-level-label-alignment text:label-followed-by="listtab" text:list-tab-stop-position="10mm" fo:text-indent="-5.01mm" fo:margin-left="10mm"/>
        </style:list-level-properties>
        <style:text-properties fo:font-family="Roboto" style:font-style-name="Regular"/>
      </text:list-level-style-bullet>
      <text:list-level-style-bullet text:level="3" text:style-name="Bullet_20_Symbols" loext:num-list-format="%3%" text:bullet-char="‣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  <style:text-properties fo:font-family="Roboto" style:font-style-name="Regular"/>
      </text:list-level-style-bullet>
      <text:list-level-style-bullet text:level="4" text:style-name="Bullet_20_Symbols" loext:num-list-format="%4%" text:bullet-char="‣">
        <style:list-level-properties text:list-level-position-and-space-mode="label-alignment">
          <style:list-level-label-alignment text:label-followed-by="listtab" text:list-tab-stop-position="20mm" fo:text-indent="-5.01mm" fo:margin-left="20mm"/>
        </style:list-level-properties>
        <style:text-properties fo:font-family="Roboto" style:font-style-name="Regular"/>
      </text:list-level-style-bullet>
      <text:list-level-style-bullet text:level="5" text:style-name="Bullet_20_Symbols" loext:num-list-format="%5%" text:bullet-char="‣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Roboto" style:font-style-name="Regular"/>
      </text:list-level-style-bullet>
      <text:list-level-style-bullet text:level="6" text:style-name="Bullet_20_Symbols" loext:num-list-format="%6%" text:bullet-char="‣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Roboto" style:font-style-name="Regular"/>
      </text:list-level-style-bullet>
      <text:list-level-style-bullet text:level="7" text:style-name="Bullet_20_Symbols" loext:num-list-format="%7%" text:bullet-char="‣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Roboto" style:font-style-name="Regular"/>
      </text:list-level-style-bullet>
      <text:list-level-style-bullet text:level="8" text:style-name="Bullet_20_Symbols" loext:num-list-format="%8%" text:bullet-char="‣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Roboto" style:font-style-name="Regular"/>
      </text:list-level-style-bullet>
      <text:list-level-style-bullet text:level="9" text:style-name="Bullet_20_Symbols" loext:num-list-format="%9%" text:bullet-char="‣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Roboto" style:font-style-name="Regular"/>
      </text:list-level-style-bullet>
      <text:list-level-style-bullet text:level="10" text:style-name="Bullet_20_Symbols" loext:num-list-format="%10%" text:bullet-char="‣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Roboto" style:font-style-name="Regular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fo:border="0.06pt solid #dddddd" fo:padding-top="11.01mm" fo:padding-bottom="0mm" fo:padding-left="17mm" fo:padding-right="17mm" style:shadow="none" fo:background-color="#dddddd" style:writing-mode="lr-tb" style:layout-grid-color="#c0c0c0" style:layout-grid-lines="67" style:layout-grid-base-height="4.23mm" style:layout-grid-ruby-height="0mm" style:layout-grid-mode="none" style:layout-grid-ruby-below="false" style:layout-grid-print="false" style:layout-grid-display="false" style:layout-grid-base-width="3.67mm" style:layout-grid-snap-to="true" draw:fill="solid" draw:fill-color="#dddddd" draw:opacity="100%" draw:fill-image-width="0mm" draw:fill-image-height="0mm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opacity="100%" draw:fill-image-width="0mm" draw:fill-image-height="0m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6:20:01.966000000</meta:creation-date>
    <meta:editing-cycles>7</meta:editing-cycles>
    <meta:editing-duration>PT38M23S</meta:editing-duration>
    <meta:generator>LibreOffice/24.2.0.3$Windows_X86_64 LibreOffice_project/da48488a73ddd66ea24cf16bbc4f7b9c08e9bea1</meta:generator>
    <meta:initial-creator>Riaan Venter</meta:initial-creator>
    <dc:date>2024-06-24T21:56:27.770000000</dc:date>
    <meta:print-date>2024-06-24T21:53:50.971000000</meta:print-date>
    <meta:document-statistic meta:table-count="0" meta:image-count="0" meta:object-count="0" meta:page-count="1" meta:paragraph-count="12" meta:word-count="143" meta:character-count="963" meta:non-whitespace-character-count="8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20230206" xlink:href="../../templates/20230206.ott" meta:date="2023-02-09T16:20:01.401000000"/>
  </office:meta>
</office:document-meta>
</file>